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3: Providing safe environments for children </text:span></text:p>
      <text:p text:style-name="P1"><text:span text:style-name="T1">3.7 Explain the boundries of confidentiality in relation to reporting and record-keeping. </text:span></text:p>
      <text:p text:style-name="P1"><text:span text:style-name="T1">Confidentiality is very important when recording and reporting information because if someone was to get hold of the information then they could use it as they wish, they could also use it to harm the child. Such information (i.e. their home address) could also be used to copy a childs idenity or harm the people who are near to the child. Again it is important that you keep the recording of any information confident because they are recording something that could cause someone to get offened or find out something that they weren't meant to find out. </text:span></text:p>
      <text:p text:style-name="P1"><text:span text:style-name="T1">There are many different policies that the practitioners follow when it comes to confidentuality, many of these are to make sure that the information is being kept safely; the first main one being the Data Protection Act 1998, this legslation makes sure that and data that is kept within a setting is to b sorted in a locked place that needs to be held with a person that is trustworthy and is able to get to is when they need the information. The policy<text:s text:c="2"/>also means that they need to have consent before taking any data that may be important or private to the person that the information has been taken from. </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